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1in" fo:margin-right="0in" fo:text-indent="-0.25in" style:auto-text-indent="false"/>
    </style:style>
    <style:style style:name="P7" style:family="paragraph" style:parent-style-name="Standard" style:list-style-name="WWNum4">
      <style:paragraph-properties fo:margin-left="1in" fo:margin-right="0in" fo:text-indent="-0.25in" style:auto-text-indent="false"/>
    </style:style>
    <style:style style:name="P8" style:family="paragraph" style:parent-style-name="Standard" style:list-style-name="WWNum3">
      <style:paragraph-properties fo:margin-left="1in" fo:margin-right="0in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 style:list-style-name="WWNum4">
      <style:paragraph-properties fo:margin-left="1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1.5in" fo:margin-right="0in" fo:text-indent="-0.25in" style:auto-text-indent="false"/>
    </style:style>
    <style:style style:name="P12" style:family="paragraph" style:parent-style-name="Standard">
      <style:paragraph-properties fo:margin-left="1in" fo:margin-right="0in" fo:text-indent="0in" style:auto-text-indent="false"/>
    </style:style>
    <style:style style:name="P13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How to convert from a continuous scale to discrete scale with fixed number of bins?</text:p>
      <text:list xml:id="list3184152483" text:style-name="WWNum1">
        <text:list-item>
          <text:p text:style-name="P1">We want to start with cards placed in any order with edges of the cards unaligned</text:p>
        </text:list-item>
        <text:list-item>
          <text:p text:style-name="P1">There needs to be a reference point on the board (could be invisible to the user) to keep track of the position of the cards (0,0) coordinate</text:p>
        </text:list-item>
        <text:list-item>
          <text:p text:style-name="P1">Cards position will be store relative to this reference point in (x,y) coordinate of natural negative and positive numbers</text:p>
          <text:list>
            <text:list-item>
              <text:p text:style-name="P6">Implies that there’s an underlying grid </text:p>
            </text:list-item>
            <text:list-item>
              <text:p text:style-name="P6">Cards center point OR bottom left corner can be the reference point for each card</text:p>
            </text:list-item>
          </text:list>
        </text:list-item>
      </text:list>
      <text:p text:style-name="Standard"/>
      <text:p text:style-name="Standard">Components:</text:p>
      <text:list xml:id="list2844390621" text:style-name="WWNum2">
        <text:list-item>
          <text:p text:style-name="P2">Cards (discrete units with fixed size)</text:p>
        </text:list-item>
        <text:list-item>
          <text:p text:style-name="P2">Scale (series of bins with names)</text:p>
        </text:list-item>
        <text:list-item>
          <text:p text:style-name="P2">Grid (Cartesian coordinate system)</text:p>
        </text:list-item>
      </text:list>
      <text:p text:style-name="P9"/>
      <text:p text:style-name="Standard">Known Variables:</text:p>
      <text:list xml:id="list737228179" text:style-name="WWNum5">
        <text:list-item>
          <text:p text:style-name="P3">Size of each card (in pixels)</text:p>
        </text:list-item>
        <text:list-item>
          <text:p text:style-name="P3">Range from first card (farthest left) to last card (farthest to the right)</text:p>
        </text:list-item>
        <text:list-item>
          <text:p text:style-name="P3">The number of bins in the scale</text:p>
        </text:list-item>
        <text:list-item>
          <text:p text:style-name="P3">The “name” of each bin on the scale</text:p>
        </text:list-item>
      </text:list>
      <text:p text:style-name="Standard"/>
      <text:p text:style-name="Standard">There are different approaches to scaling. Each has pros and cons. There are use cases for both.</text:p>
      <text:p text:style-name="Standard"/>
      <text:p text:style-name="Standard"><text:span text:style-name="T2">Scales with variable size bins:</text:span></text:p>
      <text:list xml:id="list2843296536" text:style-name="WWNum4">
        <text:list-item>
          <text:p text:style-name="P4">Size of each bin (in pixels) can be set according to the first bin in the series and the last bin the series selected</text:p>
          <text:list>
            <text:list-item>
              <text:p text:style-name="P7">Example : scale [ xxs, xs, s, m, l, xl, xl, xxl ] has 8 bins with the names listed here</text:p>
            </text:list-item>
            <text:list-item>
              <text:p text:style-name="P7">User wants to set the range of the bin from [xs] to [xl] </text:p>
              <text:list>
                <text:list-item>
                  <text:p text:style-name="P10">Now scale is <text:s/>[ xs, s, m, l, xl, xl ] with 6 bins</text:p>
                </text:list-item>
              </text:list>
            </text:list-item>
          </text:list>
        </text:list-item>
        <text:list-item>
          <text:p text:style-name="P4"><text:soft-page-break/>The range of the card arrangement is calculated based on the farthest left and farthest right cards</text:p>
          <text:list>
            <text:list-item>
              <text:p text:style-name="P7">Example: farthest left (- 100, 0) and farthest right ( 200, 0)</text:p>
              <text:list>
                <text:list-item>
                  <text:p text:style-name="P10">Range would be 300</text:p>
                </text:list-item>
              </text:list>
            </text:list-item>
            <text:list-item>
              <text:p text:style-name="P7">Divide the range by the number of bins to get size of each bin</text:p>
              <text:list>
                <text:list-item>
                  <text:p text:style-name="P10">300/6 = 50</text:p>
                </text:list-item>
                <text:list-item>
                  <text:p text:style-name="P10">Each bin would be represented by 50 pixels (or whatever units)</text:p>
                </text:list-item>
              </text:list>
            </text:list-item>
          </text:list>
        </text:list-item>
        <text:list-item>
          <text:p text:style-name="P4">Apply the scale to the screen and sort cards into the bins</text:p>
          <text:list>
            <text:list-item>
              <text:p text:style-name="P7">Cards with x coordinates between (-100) and (-50) will be bin named<text:span text:style-name="T3"> xs</text:span> ...and so forth</text:p>
            </text:list-item>
          </text:list>
        </text:list-item>
      </text:list>
      <text:p text:style-name="P12"/>
      <text:p text:style-name="Standard"><text:span text:style-name="T2">Scale with fixed size bins:</text:span></text:p>
      <text:list xml:id="list3378483776" text:style-name="WWNum3">
        <text:list-item>
          <text:p text:style-name="P5">Size of the bins is set according to the size of cards which are already discrete units</text:p>
          <text:list>
            <text:list-item>
              <text:p text:style-name="P8">Let say the cards are 20 pixels each and we arbitrarily decide that the bins will have a 5pixel margins on each side of the card</text:p>
              <text:list>
                <text:list-item>
                  <text:p text:style-name="P11">Each bin will have a size of 30 pixels</text:p>
                </text:list-item>
              </text:list>
            </text:list-item>
            <text:list-item>
              <text:p text:style-name="P8">Scale [ xxs, xs, s, m, l, xl, xl, xxl ] has 8 bins with the names listed here</text:p>
            </text:list-item>
            <text:list-item>
              <text:p text:style-name="P8">User wants to set the range of the bin from [xs] to [xl] </text:p>
              <text:list>
                <text:list-item>
                  <text:p text:style-name="P11">Now scale is <text:s/>[ xs, s, m, l, xl, xl ] with 6 bins</text:p>
                </text:list-item>
              </text:list>
            </text:list-item>
          </text:list>
        </text:list-item>
        <text:list-item>
          <text:p text:style-name="P5">The range of the card arrangement is calculated based on the farthest left and farthest right cards</text:p>
          <text:list>
            <text:list-item>
              <text:p text:style-name="P8">Example: farthest left (- 100, 0) and farthest right ( 200, 0)</text:p>
              <text:list>
                <text:list-item>
                  <text:p text:style-name="P11">Range would be 300</text:p>
                </text:list-item>
              </text:list>
            </text:list-item>
          </text:list>
        </text:list-item>
        <text:list-item>
          <text:p text:style-name="P5">Apply the scale to the screen and sort cards into the bins</text:p>
          <text:list>
            <text:list-item>
              <text:p text:style-name="P8">There are 6 bins with 30 pixels each</text:p>
              <text:list>
                <text:list-item>
                  <text:p text:style-name="P11">This scale only covers a maximum of 180 pixels</text:p>
                </text:list-item>
                <text:list-item>
                  <text:p text:style-name="P11">BUT THE CARD RANGE IS 300 pixels</text:p>
                </text:list-item>
                <text:list-item>
                  <text:p text:style-name="P11">PROGRAM WARNS USER THIS IS NOT POSSIBLE</text:p>
                </text:list-item>
                <text:list-item>
                  <text:p text:style-name="P11">User has to reset the first and last bin of this scale and/or choose a different scale</text:p>
                </text:list-item>
              </text:list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5" meta:word-count="569" meta:character-count="2721" meta:non-whitespace-character-count="2231"/>
    <meta:generator>LibreOfficeDev/6.0.5.2$Linux_X86_64 LibreOffice_project/</meta:generator>
  </office:meta>
</office:document-meta>
</file>